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xygen" svg:font-family="Oxygen, sans-serif"/>
    <style:font-face style:name="DejaVu Sans Mono" svg:font-family="'DejaVu Sans Mono'" style:font-family-generic="modern" style:font-pitch="fixed"/>
    <style:font-face style:name="Lohit Tamil Classical" svg:font-family="'Lohit Tamil Classic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20e"/>
    </style:style>
    <style:style style:name="P2" style:family="paragraph" style:parent-style-name="Standard">
      <style:text-properties style:font-name="Lohit Tamil Classical" fo:font-size="12pt" officeooo:rsid="0005f20e" officeooo:paragraph-rsid="0005f20e" style:font-size-asian="12pt" style:font-size-complex="12pt"/>
    </style:style>
    <style:style style:name="P3" style:family="paragraph" style:parent-style-name="Standard">
      <style:text-properties style:font-name="Lohit Tamil Classical" fo:font-size="12pt" officeooo:paragraph-rsid="0005f20e" style:font-size-asian="12pt" style:font-size-complex="12pt"/>
    </style:style>
    <style:style style:name="P4" style:family="paragraph" style:parent-style-name="Standard">
      <style:text-properties style:font-name="Lohit Tamil Classical" fo:font-size="12pt" officeooo:rsid="000610f9" officeooo:paragraph-rsid="000610f9" style:font-size-asian="12pt" style:font-size-complex="12pt"/>
    </style:style>
    <style:style style:name="T1" style:family="text">
      <style:text-properties officeooo:rsid="0005f20e"/>
    </style:style>
    <style:style style:name="T2" style:family="text">
      <style:text-properties officeooo:rsid="000610f9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05f20e"/>
    </style:style>
    <style:style style:name="T5" style:family="text">
      <style:text-properties style:font-name="Lohit Tamil Classical"/>
    </style:style>
    <style:style style:name="T6" style:family="text">
      <style:text-properties style:font-name="Lohit Tamil Classical" officeooo:rsid="0005f20e"/>
    </style:style>
    <style:style style:name="T7" style:family="text">
      <style:text-properties style:font-name="Lohit Tamil Classical" fo:font-size="12pt" style:font-size-asian="12pt" style:font-size-complex="12pt"/>
    </style:style>
    <style:style style:name="T8" style:family="text">
      <style:text-properties style:font-name="Lohit Tamil Classical" fo:font-size="12pt" officeooo:rsid="0005f20e" style:font-size-asian="12pt" style:font-size-complex="12pt"/>
    </style:style>
    <style:style style:name="T9" style:family="text">
      <style:text-properties officeooo:rsid="000a1e71"/>
    </style:style>
    <style:style style:name="T10" style:family="text">
      <style:text-properties fo:font-weight="bold"/>
    </style:style>
    <style:style style:name="T11" style:family="text">
      <style:text-properties officeooo:rsid="000d5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SOBRE</text:span>:</text:p>
      <text:p text:style-name="P2">Somos uma empresa especializa no ramo da pintura e funilaria automotiva, estamos no mercado a mais de 15 anos.</text:p>
      <text:p text:style-name="P2">Preocupada em oferecer as melhores soluções com qualidade e responsabilidade social, buscando a excelência em tudo o que faz e com a visão de ser líder em entregar o escopo no prazo combinado. A Oficina Rocha investe em profissionais qualificados e em treinamentos constantes para a melhoria contínua dos serviços prestados e das relações com seus clientes.</text:p>
      <text:p text:style-name="P2"/>
      <text:p text:style-name="P2"/>
      <text:p text:style-name="P2"/>
      <text:p text:style-name="P4"><text:span text:style-name="T9">SERVIÇOS</text:span>:</text:p>
      <text:p text:style-name="P1"><text:span text:style-name="T8">A cristalização garante durabilidade maior que a cera, além de evitar que pequenas agressões atinjam o verniz. </text:span></text:p>
      <text:p text:style-name="P3"/>
      <text:p text:style-name="P3"><text:span text:style-name="T2">A</text:span> revitalização de pintura é uma opção barata, mas nem por isso abre mão de entregar proteção, destaque e qualidade. </text:p>
      <text:p text:style-name="P3"/>
      <text:p text:style-name="P3">Reparos na lataria do veículo oriundas de colisões que não tenham provocado avarias nas partes estruturais do veículo. </text:p>
      <text:p text:style-name="P3"/>
      <text:p text:style-name="P3">Deve-se pensar bem no que diz respeito ao local para fazer a pintura do carro, assim como no uso de materiais adequados.</text:p>
      <text:p text:style-name="P3"/>
      <text:p text:style-name="P3"><text:s/>O produto que nós utilizamos na reparação, funde-se à lente do farol, deixando-a totalmente cristalina, resistênte e mais luminos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xygen" svg:font-family="Oxygen, sans-serif"/>
    <style:font-face style:name="DejaVu Sans Mono" svg:font-family="'DejaVu Sans Mono'" style:font-family-generic="modern" style:font-pitch="fixed"/>
    <style:font-face style:name="Lohit Tamil Classical" svg:font-family="'Lohit Tamil Classic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7:10:35.484438194</meta:creation-date>
    <dc:date>2020-07-17T16:59:55.116479673</dc:date>
    <meta:editing-duration>PT44M50S</meta:editing-duration>
    <meta:editing-cycles>11</meta:editing-cycles>
    <meta:generator>LibreOffice/6.0.7.3$Linux_x86 LibreOffice_project/00m0$Build-3</meta:generator>
    <meta:document-statistic meta:table-count="0" meta:image-count="0" meta:object-count="0" meta:page-count="1" meta:paragraph-count="9" meta:word-count="174" meta:character-count="1085" meta:non-whitespace-character-count="916"/>
  </office:meta>
</office:document-meta>
</file>